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94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3.126cm"/>
    </style:style>
    <style:style style:name="co6" style:family="table-column">
      <style:table-column-properties fo:break-before="auto" style:column-width="3.78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105"/>
    <style:style style:name="ce3" style:family="table-cell" style:parent-style-name="Default" style:data-style-name="N105">
      <style:table-cell-properties fo:border="0.088cm solid #ff0000"/>
      <style:text-properties fo:color="#ff0000" fo:font-size="15pt" style:font-size-asian="15pt" style:font-size-complex="15pt"/>
    </style:style>
    <style:style style:name="ce4" style:family="table-cell" style:parent-style-name="Default" style:data-style-name="N105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Tirada1</text:p>
          </table:table-cell>
          <table:table-cell table:style-name="ce1" office:value-type="string">
            <text:p>Tirada2</text:p>
          </table:table-cell>
          <table:table-cell table:style-name="ce1" table:number-columns-repeated="2"/>
          <table:table-cell table:style-name="ce1" office:value-type="string">
            <text:p>¿Hay 6?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]=6;[.B2]=6);1;0)" office:value-type="float" office:value="0">
            <text:p>0</text:p>
          </table:table-cell>
          <table:table-cell table:number-columns-repeated="2"/>
          <table:table-cell table:style-name="ce1" office:value-type="string">
            <text:p>Valor</text:p>
          </table:table-cell>
          <table:table-cell table:style-name="ce1" office:value-type="string">
            <text:p>Frecuencia</text:p>
          </table:table-cell>
          <table:table-cell table:number-columns-repeated="3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]=6;[.B3]=6);1;0)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matrix-columns-spanned="1" table:number-matrix-rows-spanned="2" table:formula="of:=FREQUENCY([.E2:.E3000];[.H3:.H4])" office:value-type="float" office:value="2066">
            <text:p>2066</text:p>
          </table:table-cell>
          <table:table-cell table:style-name="ce2" table:formula="of:=[.I3]/[.$I$5]" office:value-type="float" office:value="0.688896298766255">
            <text:p>0,6889</text:p>
          </table:table-cell>
          <table:table-cell table:style-name="ce2" table:number-columns-repeated="2"/>
        </table:table-row>
        <table:table-row table:style-name="ro3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]=6;[.B4]=6);1;0)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933">
            <text:p>933</text:p>
          </table:table-cell>
          <table:table-cell table:style-name="ce3" table:formula="of:=[.I4]/[.$I$5]" office:value-type="float" office:value="0.311103701233745">
            <text:p>0,3111</text:p>
          </table:table-cell>
          <table:table-cell table:style-name="ce2"/>
          <table:table-cell table:style-name="ce4" office:value-type="string">
            <text:p>Teórica (Laplace)</text:p>
          </table:table-cell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]=6;[.B5]=6);1;0)" office:value-type="float" office:value="1">
            <text:p>1</text:p>
          </table:table-cell>
          <table:table-cell table:number-columns-repeated="3"/>
          <table:table-cell table:formula="of:=SUM([.I3:.I4])" office:value-type="float" office:value="2999">
            <text:p>2999</text:p>
          </table:table-cell>
          <table:table-cell table:style-name="ce2" table:number-columns-repeated="2"/>
          <table:table-cell table:style-name="ce4" table:formula="of:=11/36" office:value-type="float" office:value="0.305555555555556">
            <text:p>0,3056</text:p>
          </table:table-cell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]=6;[.B6]=6);1;0)" office:value-type="float" office:value="0">
            <text:p>0</text:p>
          </table:table-cell>
          <table:table-cell table:number-columns-repeated="4"/>
          <table:table-cell table:style-name="ce2" table:number-columns-repeated="2"/>
          <table:table-cell table:style-name="ce4" office:value-type="string">
            <text:p>Ingenua</text:p>
          </table:table-cell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]=6;[.B7]=6);1;0)" office:value-type="float" office:value="0">
            <text:p>0</text:p>
          </table:table-cell>
          <table:table-cell table:number-columns-repeated="4"/>
          <table:table-cell table:style-name="ce2" table:number-columns-repeated="2"/>
          <table:table-cell table:style-name="ce4" table:formula="of:=1/3" office:value-type="float" office:value="0.333333333333333">
            <text:p>0,3333</text:p>
          </table:table-cell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]=6;[.B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]=6;[.B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]=6;[.B1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]=6;[.B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]=6;[.B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]=6;[.B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]=6;[.B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]=6;[.B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]=6;[.B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]=6;[.B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]=6;[.B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]=6;[.B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]=6;[.B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]=6;[.B2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]=6;[.B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]=6;[.B2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]=6;[.B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]=6;[.B2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]=6;[.B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]=6;[.B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]=6;[.B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]=6;[.B2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0]=6;[.B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1]=6;[.B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2]=6;[.B3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3]=6;[.B3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4]=6;[.B3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5]=6;[.B3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6]=6;[.B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7]=6;[.B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8]=6;[.B3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9]=6;[.B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0]=6;[.B4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1]=6;[.B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2]=6;[.B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3]=6;[.B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4]=6;[.B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5]=6;[.B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6]=6;[.B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7]=6;[.B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8]=6;[.B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9]=6;[.B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0]=6;[.B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1]=6;[.B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2]=6;[.B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3]=6;[.B5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4]=6;[.B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5]=6;[.B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6]=6;[.B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7]=6;[.B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8]=6;[.B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9]=6;[.B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0]=6;[.B6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1]=6;[.B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2]=6;[.B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3]=6;[.B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4]=6;[.B6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5]=6;[.B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6]=6;[.B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7]=6;[.B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8]=6;[.B6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9]=6;[.B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0]=6;[.B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1]=6;[.B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2]=6;[.B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3]=6;[.B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4]=6;[.B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5]=6;[.B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6]=6;[.B7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7]=6;[.B7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8]=6;[.B7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9]=6;[.B7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0]=6;[.B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1]=6;[.B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2]=6;[.B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3]=6;[.B8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4]=6;[.B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5]=6;[.B8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6]=6;[.B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7]=6;[.B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8]=6;[.B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9]=6;[.B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0]=6;[.B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1]=6;[.B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2]=6;[.B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3]=6;[.B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4]=6;[.B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5]=6;[.B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6]=6;[.B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7]=6;[.B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8]=6;[.B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9]=6;[.B9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0]=6;[.B1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1]=6;[.B1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2]=6;[.B10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3]=6;[.B10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4]=6;[.B10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5]=6;[.B10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6]=6;[.B10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7]=6;[.B10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8]=6;[.B10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9]=6;[.B10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0]=6;[.B1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1]=6;[.B1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2]=6;[.B1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3]=6;[.B1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4]=6;[.B1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5]=6;[.B1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6]=6;[.B1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7]=6;[.B1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8]=6;[.B1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9]=6;[.B1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0]=6;[.B1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1]=6;[.B12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2]=6;[.B1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3]=6;[.B1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4]=6;[.B12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5]=6;[.B12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6]=6;[.B1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7]=6;[.B1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8]=6;[.B1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9]=6;[.B1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0]=6;[.B13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1]=6;[.B1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2]=6;[.B1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3]=6;[.B1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4]=6;[.B1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5]=6;[.B1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6]=6;[.B1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7]=6;[.B1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8]=6;[.B1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9]=6;[.B1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0]=6;[.B1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1]=6;[.B1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2]=6;[.B1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3]=6;[.B14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4]=6;[.B1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5]=6;[.B14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6]=6;[.B1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7]=6;[.B1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8]=6;[.B1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9]=6;[.B1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0]=6;[.B15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1]=6;[.B1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2]=6;[.B15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3]=6;[.B1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4]=6;[.B15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5]=6;[.B1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6]=6;[.B15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7]=6;[.B1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8]=6;[.B1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9]=6;[.B1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0]=6;[.B16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1]=6;[.B1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2]=6;[.B16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3]=6;[.B1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4]=6;[.B1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5]=6;[.B1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6]=6;[.B1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7]=6;[.B1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8]=6;[.B16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9]=6;[.B1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0]=6;[.B1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1]=6;[.B17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2]=6;[.B1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3]=6;[.B1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4]=6;[.B1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5]=6;[.B1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6]=6;[.B17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7]=6;[.B1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8]=6;[.B1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9]=6;[.B1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0]=6;[.B1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1]=6;[.B18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2]=6;[.B1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3]=6;[.B1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4]=6;[.B18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5]=6;[.B1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6]=6;[.B1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7]=6;[.B18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8]=6;[.B18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9]=6;[.B1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0]=6;[.B19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1]=6;[.B1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2]=6;[.B1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3]=6;[.B1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4]=6;[.B19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5]=6;[.B19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6]=6;[.B19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7]=6;[.B1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8]=6;[.B1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9]=6;[.B19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0]=6;[.B2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1]=6;[.B2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2]=6;[.B20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3]=6;[.B2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4]=6;[.B2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5]=6;[.B20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6]=6;[.B20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7]=6;[.B20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8]=6;[.B2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9]=6;[.B20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0]=6;[.B21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1]=6;[.B2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2]=6;[.B2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3]=6;[.B2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4]=6;[.B2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5]=6;[.B2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6]=6;[.B21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7]=6;[.B2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8]=6;[.B2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9]=6;[.B2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0]=6;[.B22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1]=6;[.B22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2]=6;[.B22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3]=6;[.B2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4]=6;[.B2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5]=6;[.B22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6]=6;[.B2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7]=6;[.B2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8]=6;[.B22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9]=6;[.B2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0]=6;[.B2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1]=6;[.B2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2]=6;[.B2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3]=6;[.B23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4]=6;[.B23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5]=6;[.B2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6]=6;[.B23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7]=6;[.B2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8]=6;[.B2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9]=6;[.B2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0]=6;[.B2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1]=6;[.B2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2]=6;[.B24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3]=6;[.B2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4]=6;[.B2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5]=6;[.B2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6]=6;[.B2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7]=6;[.B2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8]=6;[.B2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9]=6;[.B2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0]=6;[.B2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1]=6;[.B2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2]=6;[.B2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3]=6;[.B25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4]=6;[.B25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5]=6;[.B25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6]=6;[.B25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7]=6;[.B2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8]=6;[.B25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9]=6;[.B25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0]=6;[.B2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1]=6;[.B2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2]=6;[.B2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3]=6;[.B2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4]=6;[.B2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5]=6;[.B2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6]=6;[.B2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7]=6;[.B26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8]=6;[.B26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9]=6;[.B2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0]=6;[.B27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1]=6;[.B2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2]=6;[.B27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3]=6;[.B2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4]=6;[.B27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5]=6;[.B2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6]=6;[.B27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7]=6;[.B2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8]=6;[.B2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9]=6;[.B2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0]=6;[.B28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1]=6;[.B2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2]=6;[.B2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3]=6;[.B2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4]=6;[.B2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5]=6;[.B2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6]=6;[.B2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7]=6;[.B2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8]=6;[.B2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9]=6;[.B2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0]=6;[.B2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1]=6;[.B2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2]=6;[.B2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3]=6;[.B29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4]=6;[.B2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5]=6;[.B2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6]=6;[.B29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7]=6;[.B2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8]=6;[.B29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9]=6;[.B2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00]=6;[.B30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01]=6;[.B3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02]=6;[.B30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03]=6;[.B30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04]=6;[.B30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05]=6;[.B30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06]=6;[.B30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07]=6;[.B30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08]=6;[.B3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09]=6;[.B30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10]=6;[.B31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11]=6;[.B3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12]=6;[.B3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13]=6;[.B31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14]=6;[.B3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15]=6;[.B31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16]=6;[.B31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17]=6;[.B31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18]=6;[.B3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19]=6;[.B3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20]=6;[.B3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21]=6;[.B3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22]=6;[.B3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23]=6;[.B3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24]=6;[.B32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25]=6;[.B32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26]=6;[.B32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27]=6;[.B3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28]=6;[.B32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29]=6;[.B3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30]=6;[.B33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31]=6;[.B3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32]=6;[.B3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33]=6;[.B3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34]=6;[.B33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35]=6;[.B3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36]=6;[.B3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37]=6;[.B3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38]=6;[.B3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39]=6;[.B3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40]=6;[.B3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41]=6;[.B34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42]=6;[.B34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43]=6;[.B3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44]=6;[.B3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45]=6;[.B3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46]=6;[.B3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47]=6;[.B3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48]=6;[.B3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49]=6;[.B3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50]=6;[.B3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51]=6;[.B3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52]=6;[.B3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53]=6;[.B3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54]=6;[.B3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55]=6;[.B3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56]=6;[.B3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57]=6;[.B3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58]=6;[.B3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59]=6;[.B3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60]=6;[.B3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61]=6;[.B3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62]=6;[.B3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63]=6;[.B36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64]=6;[.B36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65]=6;[.B3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66]=6;[.B3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67]=6;[.B3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68]=6;[.B36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69]=6;[.B3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70]=6;[.B3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71]=6;[.B37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72]=6;[.B3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73]=6;[.B3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74]=6;[.B3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75]=6;[.B3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76]=6;[.B37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77]=6;[.B37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78]=6;[.B3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79]=6;[.B3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80]=6;[.B3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81]=6;[.B38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82]=6;[.B3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83]=6;[.B38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84]=6;[.B38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85]=6;[.B3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86]=6;[.B3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87]=6;[.B3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88]=6;[.B38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89]=6;[.B3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90]=6;[.B39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91]=6;[.B3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92]=6;[.B39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93]=6;[.B3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94]=6;[.B3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95]=6;[.B39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96]=6;[.B3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97]=6;[.B3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98]=6;[.B3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99]=6;[.B3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00]=6;[.B4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01]=6;[.B4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02]=6;[.B40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03]=6;[.B4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04]=6;[.B4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05]=6;[.B40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06]=6;[.B40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07]=6;[.B40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08]=6;[.B4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09]=6;[.B40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10]=6;[.B4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11]=6;[.B4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12]=6;[.B41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13]=6;[.B4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14]=6;[.B41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15]=6;[.B41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16]=6;[.B41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17]=6;[.B4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18]=6;[.B4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19]=6;[.B4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20]=6;[.B4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21]=6;[.B42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22]=6;[.B4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23]=6;[.B4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24]=6;[.B4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25]=6;[.B42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26]=6;[.B4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27]=6;[.B4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28]=6;[.B4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29]=6;[.B4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30]=6;[.B43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31]=6;[.B4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32]=6;[.B4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33]=6;[.B43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34]=6;[.B4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35]=6;[.B43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36]=6;[.B4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37]=6;[.B4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38]=6;[.B43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39]=6;[.B4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40]=6;[.B44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41]=6;[.B4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42]=6;[.B4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43]=6;[.B4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44]=6;[.B44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45]=6;[.B4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46]=6;[.B4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47]=6;[.B44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48]=6;[.B4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49]=6;[.B4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50]=6;[.B45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51]=6;[.B4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52]=6;[.B4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53]=6;[.B4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54]=6;[.B4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55]=6;[.B4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56]=6;[.B4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57]=6;[.B4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58]=6;[.B4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59]=6;[.B4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60]=6;[.B46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61]=6;[.B46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62]=6;[.B4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63]=6;[.B46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64]=6;[.B4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65]=6;[.B4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66]=6;[.B46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67]=6;[.B46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68]=6;[.B46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69]=6;[.B46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70]=6;[.B4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71]=6;[.B47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72]=6;[.B47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73]=6;[.B47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74]=6;[.B47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75]=6;[.B47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76]=6;[.B47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77]=6;[.B4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78]=6;[.B47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79]=6;[.B4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80]=6;[.B4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81]=6;[.B48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82]=6;[.B4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83]=6;[.B4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84]=6;[.B4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85]=6;[.B48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86]=6;[.B4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87]=6;[.B4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88]=6;[.B48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89]=6;[.B4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90]=6;[.B49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91]=6;[.B49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92]=6;[.B49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93]=6;[.B4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94]=6;[.B49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95]=6;[.B4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96]=6;[.B49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97]=6;[.B49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98]=6;[.B4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99]=6;[.B4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00]=6;[.B5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01]=6;[.B5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02]=6;[.B50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03]=6;[.B5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04]=6;[.B5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05]=6;[.B5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06]=6;[.B50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07]=6;[.B50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08]=6;[.B50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09]=6;[.B50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10]=6;[.B51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11]=6;[.B5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12]=6;[.B5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13]=6;[.B51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14]=6;[.B5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15]=6;[.B5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16]=6;[.B51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17]=6;[.B5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18]=6;[.B5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19]=6;[.B51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20]=6;[.B5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21]=6;[.B52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22]=6;[.B5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23]=6;[.B52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24]=6;[.B5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25]=6;[.B52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26]=6;[.B5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27]=6;[.B5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28]=6;[.B5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29]=6;[.B5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30]=6;[.B5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31]=6;[.B53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32]=6;[.B53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33]=6;[.B5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34]=6;[.B5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35]=6;[.B53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36]=6;[.B5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37]=6;[.B5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38]=6;[.B53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39]=6;[.B5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40]=6;[.B5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41]=6;[.B5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42]=6;[.B5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43]=6;[.B5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44]=6;[.B54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45]=6;[.B5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46]=6;[.B5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47]=6;[.B5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48]=6;[.B5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49]=6;[.B5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50]=6;[.B5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51]=6;[.B5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52]=6;[.B5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53]=6;[.B5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54]=6;[.B5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55]=6;[.B5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56]=6;[.B5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57]=6;[.B5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58]=6;[.B55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59]=6;[.B55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60]=6;[.B56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61]=6;[.B5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62]=6;[.B56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63]=6;[.B5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64]=6;[.B56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65]=6;[.B56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66]=6;[.B56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67]=6;[.B5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68]=6;[.B56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69]=6;[.B5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70]=6;[.B5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71]=6;[.B5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72]=6;[.B57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73]=6;[.B5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74]=6;[.B5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75]=6;[.B57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76]=6;[.B57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77]=6;[.B5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78]=6;[.B5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79]=6;[.B57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80]=6;[.B5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81]=6;[.B5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82]=6;[.B5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83]=6;[.B5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84]=6;[.B5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85]=6;[.B5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86]=6;[.B5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87]=6;[.B5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88]=6;[.B5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89]=6;[.B58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90]=6;[.B59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91]=6;[.B59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92]=6;[.B5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93]=6;[.B5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94]=6;[.B5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95]=6;[.B5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96]=6;[.B59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97]=6;[.B5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98]=6;[.B59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99]=6;[.B5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00]=6;[.B6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01]=6;[.B6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02]=6;[.B60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03]=6;[.B6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04]=6;[.B6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05]=6;[.B60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06]=6;[.B60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07]=6;[.B60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08]=6;[.B6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09]=6;[.B60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10]=6;[.B6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11]=6;[.B6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12]=6;[.B6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13]=6;[.B61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14]=6;[.B6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15]=6;[.B6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16]=6;[.B6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17]=6;[.B6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18]=6;[.B61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19]=6;[.B6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20]=6;[.B6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21]=6;[.B6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22]=6;[.B6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23]=6;[.B6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24]=6;[.B6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25]=6;[.B62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26]=6;[.B6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27]=6;[.B6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28]=6;[.B6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29]=6;[.B6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30]=6;[.B63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31]=6;[.B6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32]=6;[.B63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33]=6;[.B6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34]=6;[.B6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35]=6;[.B63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36]=6;[.B6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37]=6;[.B63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38]=6;[.B6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39]=6;[.B6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40]=6;[.B6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41]=6;[.B64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42]=6;[.B6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43]=6;[.B6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44]=6;[.B64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45]=6;[.B64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46]=6;[.B6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47]=6;[.B6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48]=6;[.B6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49]=6;[.B64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50]=6;[.B6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51]=6;[.B65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52]=6;[.B65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53]=6;[.B65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54]=6;[.B6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55]=6;[.B6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56]=6;[.B65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57]=6;[.B6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58]=6;[.B6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59]=6;[.B6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60]=6;[.B6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61]=6;[.B6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62]=6;[.B6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63]=6;[.B66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64]=6;[.B66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65]=6;[.B66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66]=6;[.B6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67]=6;[.B6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68]=6;[.B66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69]=6;[.B66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70]=6;[.B67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71]=6;[.B6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72]=6;[.B6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73]=6;[.B6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74]=6;[.B6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75]=6;[.B6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76]=6;[.B67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77]=6;[.B6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78]=6;[.B6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79]=6;[.B6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80]=6;[.B68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81]=6;[.B6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82]=6;[.B6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83]=6;[.B68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84]=6;[.B6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85]=6;[.B6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86]=6;[.B6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87]=6;[.B6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88]=6;[.B6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89]=6;[.B6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90]=6;[.B6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91]=6;[.B69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92]=6;[.B6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93]=6;[.B6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94]=6;[.B69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95]=6;[.B69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96]=6;[.B6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97]=6;[.B6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98]=6;[.B69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99]=6;[.B6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00]=6;[.B70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01]=6;[.B7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02]=6;[.B70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03]=6;[.B7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04]=6;[.B7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05]=6;[.B7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06]=6;[.B70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07]=6;[.B70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08]=6;[.B70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09]=6;[.B70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10]=6;[.B7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11]=6;[.B7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12]=6;[.B7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13]=6;[.B7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14]=6;[.B7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15]=6;[.B71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16]=6;[.B7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17]=6;[.B7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18]=6;[.B71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19]=6;[.B7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20]=6;[.B72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21]=6;[.B7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22]=6;[.B7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23]=6;[.B7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24]=6;[.B72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25]=6;[.B72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26]=6;[.B7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27]=6;[.B72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28]=6;[.B7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29]=6;[.B72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30]=6;[.B7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31]=6;[.B7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32]=6;[.B7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33]=6;[.B7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34]=6;[.B7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35]=6;[.B7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36]=6;[.B7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37]=6;[.B73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38]=6;[.B7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39]=6;[.B7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40]=6;[.B7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41]=6;[.B7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42]=6;[.B74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43]=6;[.B7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44]=6;[.B74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45]=6;[.B74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46]=6;[.B74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47]=6;[.B7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48]=6;[.B7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49]=6;[.B7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50]=6;[.B7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51]=6;[.B75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52]=6;[.B75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53]=6;[.B7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54]=6;[.B7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55]=6;[.B7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56]=6;[.B7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57]=6;[.B75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58]=6;[.B75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59]=6;[.B7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60]=6;[.B7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61]=6;[.B7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62]=6;[.B7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63]=6;[.B7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64]=6;[.B7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65]=6;[.B7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66]=6;[.B7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67]=6;[.B76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68]=6;[.B76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69]=6;[.B76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70]=6;[.B7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71]=6;[.B7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72]=6;[.B7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73]=6;[.B7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74]=6;[.B7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75]=6;[.B77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76]=6;[.B77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77]=6;[.B77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78]=6;[.B77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79]=6;[.B7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80]=6;[.B7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81]=6;[.B7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82]=6;[.B78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83]=6;[.B7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84]=6;[.B7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85]=6;[.B7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86]=6;[.B7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87]=6;[.B7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88]=6;[.B7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89]=6;[.B78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90]=6;[.B7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91]=6;[.B7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92]=6;[.B7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93]=6;[.B7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94]=6;[.B79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95]=6;[.B79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96]=6;[.B7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97]=6;[.B7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98]=6;[.B79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99]=6;[.B7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00]=6;[.B80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01]=6;[.B8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02]=6;[.B80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03]=6;[.B8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04]=6;[.B80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05]=6;[.B8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06]=6;[.B80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07]=6;[.B80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08]=6;[.B8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09]=6;[.B80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10]=6;[.B8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11]=6;[.B8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12]=6;[.B81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13]=6;[.B81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14]=6;[.B8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15]=6;[.B81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16]=6;[.B8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17]=6;[.B81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18]=6;[.B8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19]=6;[.B8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20]=6;[.B82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21]=6;[.B8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22]=6;[.B8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23]=6;[.B82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24]=6;[.B82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25]=6;[.B82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26]=6;[.B82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27]=6;[.B8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28]=6;[.B8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29]=6;[.B8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30]=6;[.B8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31]=6;[.B8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32]=6;[.B8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33]=6;[.B83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34]=6;[.B8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35]=6;[.B8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36]=6;[.B83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37]=6;[.B8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38]=6;[.B8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39]=6;[.B8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40]=6;[.B8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41]=6;[.B8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42]=6;[.B84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43]=6;[.B8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44]=6;[.B84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45]=6;[.B84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46]=6;[.B8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47]=6;[.B8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48]=6;[.B8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49]=6;[.B8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50]=6;[.B8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51]=6;[.B8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52]=6;[.B8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53]=6;[.B8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54]=6;[.B8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55]=6;[.B8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56]=6;[.B85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57]=6;[.B8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58]=6;[.B8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59]=6;[.B85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60]=6;[.B86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61]=6;[.B8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62]=6;[.B8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63]=6;[.B8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64]=6;[.B8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65]=6;[.B8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66]=6;[.B86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67]=6;[.B8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68]=6;[.B86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69]=6;[.B86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70]=6;[.B8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71]=6;[.B87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72]=6;[.B8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73]=6;[.B8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74]=6;[.B8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75]=6;[.B8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76]=6;[.B87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77]=6;[.B87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78]=6;[.B8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79]=6;[.B87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80]=6;[.B8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81]=6;[.B88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82]=6;[.B88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83]=6;[.B88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84]=6;[.B8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85]=6;[.B8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86]=6;[.B8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87]=6;[.B8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88]=6;[.B8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89]=6;[.B8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90]=6;[.B8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91]=6;[.B8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92]=6;[.B8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93]=6;[.B8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94]=6;[.B89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95]=6;[.B8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96]=6;[.B89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97]=6;[.B8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98]=6;[.B89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99]=6;[.B8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00]=6;[.B9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01]=6;[.B9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02]=6;[.B90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03]=6;[.B9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04]=6;[.B90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05]=6;[.B90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06]=6;[.B90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07]=6;[.B90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08]=6;[.B9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09]=6;[.B90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10]=6;[.B9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11]=6;[.B9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12]=6;[.B9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13]=6;[.B91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14]=6;[.B9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15]=6;[.B91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16]=6;[.B9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17]=6;[.B9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18]=6;[.B91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19]=6;[.B9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20]=6;[.B9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21]=6;[.B92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22]=6;[.B92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23]=6;[.B92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24]=6;[.B92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25]=6;[.B92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26]=6;[.B9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27]=6;[.B9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28]=6;[.B9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29]=6;[.B92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30]=6;[.B9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31]=6;[.B93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32]=6;[.B9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33]=6;[.B93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34]=6;[.B9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35]=6;[.B9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36]=6;[.B93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37]=6;[.B93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38]=6;[.B93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39]=6;[.B9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40]=6;[.B9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41]=6;[.B9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42]=6;[.B9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43]=6;[.B94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44]=6;[.B9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45]=6;[.B94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46]=6;[.B9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47]=6;[.B94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48]=6;[.B9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49]=6;[.B94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50]=6;[.B9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51]=6;[.B9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52]=6;[.B9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53]=6;[.B95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54]=6;[.B9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55]=6;[.B9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56]=6;[.B9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57]=6;[.B9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58]=6;[.B9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59]=6;[.B9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60]=6;[.B9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61]=6;[.B9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62]=6;[.B9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63]=6;[.B9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64]=6;[.B96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65]=6;[.B9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66]=6;[.B96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67]=6;[.B96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68]=6;[.B96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69]=6;[.B96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70]=6;[.B97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71]=6;[.B9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72]=6;[.B9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73]=6;[.B9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74]=6;[.B9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75]=6;[.B9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76]=6;[.B97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77]=6;[.B9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78]=6;[.B9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79]=6;[.B9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80]=6;[.B9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81]=6;[.B9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82]=6;[.B9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83]=6;[.B9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84]=6;[.B9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85]=6;[.B98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86]=6;[.B9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87]=6;[.B98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88]=6;[.B9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89]=6;[.B9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90]=6;[.B9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91]=6;[.B9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92]=6;[.B99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93]=6;[.B9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94]=6;[.B99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95]=6;[.B9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96]=6;[.B99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97]=6;[.B9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98]=6;[.B99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99]=6;[.B9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00]=6;[.B10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01]=6;[.B10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02]=6;[.B100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03]=6;[.B100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04]=6;[.B100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05]=6;[.B10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06]=6;[.B100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07]=6;[.B100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08]=6;[.B10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09]=6;[.B100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10]=6;[.B10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11]=6;[.B101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12]=6;[.B101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13]=6;[.B10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14]=6;[.B10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15]=6;[.B10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16]=6;[.B10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17]=6;[.B101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18]=6;[.B10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19]=6;[.B10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20]=6;[.B10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21]=6;[.B10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22]=6;[.B10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23]=6;[.B10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24]=6;[.B102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25]=6;[.B102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26]=6;[.B102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27]=6;[.B102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28]=6;[.B10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29]=6;[.B102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30]=6;[.B103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31]=6;[.B103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32]=6;[.B10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33]=6;[.B103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34]=6;[.B10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35]=6;[.B10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36]=6;[.B10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37]=6;[.B10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38]=6;[.B10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39]=6;[.B103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40]=6;[.B10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41]=6;[.B104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42]=6;[.B10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43]=6;[.B10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44]=6;[.B10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45]=6;[.B10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46]=6;[.B10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47]=6;[.B104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48]=6;[.B10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49]=6;[.B10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50]=6;[.B105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51]=6;[.B10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52]=6;[.B105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53]=6;[.B105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54]=6;[.B10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55]=6;[.B10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56]=6;[.B105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57]=6;[.B10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58]=6;[.B10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59]=6;[.B105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60]=6;[.B10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61]=6;[.B10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62]=6;[.B10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63]=6;[.B10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64]=6;[.B10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65]=6;[.B10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66]=6;[.B106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67]=6;[.B10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68]=6;[.B106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69]=6;[.B106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70]=6;[.B107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71]=6;[.B107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72]=6;[.B10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73]=6;[.B10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74]=6;[.B10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75]=6;[.B10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76]=6;[.B107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77]=6;[.B10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78]=6;[.B107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79]=6;[.B10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80]=6;[.B10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81]=6;[.B108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82]=6;[.B10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83]=6;[.B108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84]=6;[.B10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85]=6;[.B108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86]=6;[.B108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87]=6;[.B10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88]=6;[.B108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89]=6;[.B10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90]=6;[.B10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91]=6;[.B109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92]=6;[.B109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93]=6;[.B10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94]=6;[.B10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95]=6;[.B10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96]=6;[.B109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97]=6;[.B10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98]=6;[.B109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99]=6;[.B10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00]=6;[.B11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01]=6;[.B11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02]=6;[.B110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03]=6;[.B11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04]=6;[.B11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05]=6;[.B110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06]=6;[.B110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07]=6;[.B110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08]=6;[.B110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09]=6;[.B110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10]=6;[.B11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11]=6;[.B11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12]=6;[.B11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13]=6;[.B11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14]=6;[.B11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15]=6;[.B11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16]=6;[.B111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17]=6;[.B11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18]=6;[.B111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19]=6;[.B11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20]=6;[.B112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21]=6;[.B112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22]=6;[.B112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23]=6;[.B11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24]=6;[.B112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25]=6;[.B112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26]=6;[.B112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27]=6;[.B112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28]=6;[.B112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29]=6;[.B11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30]=6;[.B113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31]=6;[.B11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32]=6;[.B11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33]=6;[.B11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34]=6;[.B11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35]=6;[.B11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36]=6;[.B11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37]=6;[.B113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38]=6;[.B11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39]=6;[.B11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40]=6;[.B11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41]=6;[.B11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42]=6;[.B11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43]=6;[.B114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44]=6;[.B11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45]=6;[.B114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46]=6;[.B11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47]=6;[.B114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48]=6;[.B114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49]=6;[.B11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50]=6;[.B11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51]=6;[.B11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52]=6;[.B115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53]=6;[.B11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54]=6;[.B11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55]=6;[.B115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56]=6;[.B115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57]=6;[.B11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58]=6;[.B115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59]=6;[.B11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60]=6;[.B11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61]=6;[.B116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62]=6;[.B11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63]=6;[.B116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64]=6;[.B116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65]=6;[.B11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66]=6;[.B11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67]=6;[.B116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68]=6;[.B116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69]=6;[.B11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70]=6;[.B11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71]=6;[.B117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72]=6;[.B117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73]=6;[.B11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74]=6;[.B11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75]=6;[.B11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76]=6;[.B117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77]=6;[.B11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78]=6;[.B11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79]=6;[.B11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80]=6;[.B11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81]=6;[.B11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82]=6;[.B118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83]=6;[.B11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84]=6;[.B11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85]=6;[.B11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86]=6;[.B11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87]=6;[.B11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88]=6;[.B118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89]=6;[.B118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90]=6;[.B11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91]=6;[.B119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92]=6;[.B11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93]=6;[.B119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94]=6;[.B11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95]=6;[.B11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96]=6;[.B119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97]=6;[.B11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98]=6;[.B11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99]=6;[.B119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00]=6;[.B12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01]=6;[.B120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02]=6;[.B120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03]=6;[.B120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04]=6;[.B120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05]=6;[.B12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06]=6;[.B120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07]=6;[.B120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08]=6;[.B12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09]=6;[.B120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10]=6;[.B12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11]=6;[.B12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12]=6;[.B12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13]=6;[.B12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14]=6;[.B12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15]=6;[.B12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16]=6;[.B121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17]=6;[.B121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18]=6;[.B12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19]=6;[.B121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20]=6;[.B12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21]=6;[.B12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22]=6;[.B12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23]=6;[.B12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24]=6;[.B12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25]=6;[.B122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26]=6;[.B12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27]=6;[.B122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28]=6;[.B122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29]=6;[.B12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30]=6;[.B12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31]=6;[.B123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32]=6;[.B12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33]=6;[.B12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34]=6;[.B12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35]=6;[.B12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36]=6;[.B12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37]=6;[.B123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38]=6;[.B12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39]=6;[.B12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40]=6;[.B12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41]=6;[.B12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42]=6;[.B12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43]=6;[.B12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44]=6;[.B12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45]=6;[.B12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46]=6;[.B12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47]=6;[.B12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48]=6;[.B12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49]=6;[.B12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50]=6;[.B12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51]=6;[.B12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52]=6;[.B125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53]=6;[.B12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54]=6;[.B125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55]=6;[.B125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56]=6;[.B12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57]=6;[.B12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58]=6;[.B125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59]=6;[.B12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60]=6;[.B12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61]=6;[.B12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62]=6;[.B126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63]=6;[.B126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64]=6;[.B12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65]=6;[.B126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66]=6;[.B126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67]=6;[.B12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68]=6;[.B126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69]=6;[.B12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70]=6;[.B127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71]=6;[.B12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72]=6;[.B127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73]=6;[.B127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74]=6;[.B12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75]=6;[.B127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76]=6;[.B127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77]=6;[.B12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78]=6;[.B12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79]=6;[.B12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80]=6;[.B128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81]=6;[.B128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82]=6;[.B12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83]=6;[.B128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84]=6;[.B12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85]=6;[.B12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86]=6;[.B128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87]=6;[.B12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88]=6;[.B12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89]=6;[.B12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90]=6;[.B12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91]=6;[.B12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92]=6;[.B129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93]=6;[.B12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94]=6;[.B129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95]=6;[.B12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96]=6;[.B12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97]=6;[.B129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98]=6;[.B129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99]=6;[.B12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00]=6;[.B130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01]=6;[.B13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02]=6;[.B130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03]=6;[.B130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04]=6;[.B13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05]=6;[.B130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06]=6;[.B130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07]=6;[.B130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08]=6;[.B13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09]=6;[.B130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10]=6;[.B131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11]=6;[.B131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12]=6;[.B13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13]=6;[.B13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14]=6;[.B131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15]=6;[.B13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16]=6;[.B13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17]=6;[.B13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18]=6;[.B131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19]=6;[.B13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20]=6;[.B13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21]=6;[.B13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22]=6;[.B13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23]=6;[.B132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24]=6;[.B13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25]=6;[.B132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26]=6;[.B132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27]=6;[.B13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28]=6;[.B13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29]=6;[.B132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30]=6;[.B13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31]=6;[.B133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32]=6;[.B13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33]=6;[.B13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34]=6;[.B13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35]=6;[.B13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36]=6;[.B13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37]=6;[.B13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38]=6;[.B133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39]=6;[.B13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40]=6;[.B13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41]=6;[.B13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42]=6;[.B13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43]=6;[.B134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44]=6;[.B13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45]=6;[.B13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46]=6;[.B13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47]=6;[.B13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48]=6;[.B13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49]=6;[.B13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50]=6;[.B135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51]=6;[.B13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52]=6;[.B13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53]=6;[.B13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54]=6;[.B135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55]=6;[.B13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56]=6;[.B13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57]=6;[.B13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58]=6;[.B13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59]=6;[.B13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60]=6;[.B136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61]=6;[.B136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62]=6;[.B136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63]=6;[.B136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64]=6;[.B13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65]=6;[.B13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66]=6;[.B136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67]=6;[.B136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68]=6;[.B136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69]=6;[.B13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70]=6;[.B13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71]=6;[.B13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72]=6;[.B13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73]=6;[.B13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74]=6;[.B13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75]=6;[.B13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76]=6;[.B137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77]=6;[.B13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78]=6;[.B137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79]=6;[.B13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80]=6;[.B138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81]=6;[.B13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82]=6;[.B13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83]=6;[.B138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84]=6;[.B138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85]=6;[.B13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86]=6;[.B13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87]=6;[.B138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88]=6;[.B13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89]=6;[.B138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90]=6;[.B13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91]=6;[.B13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92]=6;[.B13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93]=6;[.B13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94]=6;[.B139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95]=6;[.B13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96]=6;[.B139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97]=6;[.B139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98]=6;[.B139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99]=6;[.B13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00]=6;[.B140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01]=6;[.B140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02]=6;[.B140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03]=6;[.B14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04]=6;[.B14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05]=6;[.B14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06]=6;[.B140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07]=6;[.B140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08]=6;[.B14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09]=6;[.B140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10]=6;[.B141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11]=6;[.B14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12]=6;[.B14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13]=6;[.B14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14]=6;[.B14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15]=6;[.B14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16]=6;[.B14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17]=6;[.B141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18]=6;[.B141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19]=6;[.B14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20]=6;[.B14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21]=6;[.B14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22]=6;[.B14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23]=6;[.B14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24]=6;[.B14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25]=6;[.B142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26]=6;[.B14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27]=6;[.B142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28]=6;[.B14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29]=6;[.B14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30]=6;[.B143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31]=6;[.B143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32]=6;[.B14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33]=6;[.B143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34]=6;[.B14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35]=6;[.B14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36]=6;[.B14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37]=6;[.B14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38]=6;[.B14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39]=6;[.B143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40]=6;[.B144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41]=6;[.B14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42]=6;[.B14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43]=6;[.B14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44]=6;[.B14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45]=6;[.B144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46]=6;[.B14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47]=6;[.B14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48]=6;[.B14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49]=6;[.B14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50]=6;[.B145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51]=6;[.B145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52]=6;[.B145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53]=6;[.B145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54]=6;[.B145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55]=6;[.B145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56]=6;[.B145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57]=6;[.B14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58]=6;[.B14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59]=6;[.B14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60]=6;[.B14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61]=6;[.B14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62]=6;[.B14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63]=6;[.B146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64]=6;[.B146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65]=6;[.B14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66]=6;[.B14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67]=6;[.B146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68]=6;[.B146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69]=6;[.B14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70]=6;[.B14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71]=6;[.B14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72]=6;[.B14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73]=6;[.B147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74]=6;[.B147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75]=6;[.B147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76]=6;[.B147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77]=6;[.B14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78]=6;[.B147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79]=6;[.B147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80]=6;[.B148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81]=6;[.B14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82]=6;[.B148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83]=6;[.B14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84]=6;[.B14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85]=6;[.B14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86]=6;[.B14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87]=6;[.B148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88]=6;[.B14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89]=6;[.B14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90]=6;[.B149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91]=6;[.B149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92]=6;[.B14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93]=6;[.B14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94]=6;[.B14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95]=6;[.B14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96]=6;[.B14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97]=6;[.B14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98]=6;[.B14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99]=6;[.B14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00]=6;[.B15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01]=6;[.B15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02]=6;[.B150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03]=6;[.B15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04]=6;[.B15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05]=6;[.B15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06]=6;[.B150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07]=6;[.B150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08]=6;[.B150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09]=6;[.B150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10]=6;[.B15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11]=6;[.B15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12]=6;[.B15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13]=6;[.B15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14]=6;[.B15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15]=6;[.B151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16]=6;[.B15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17]=6;[.B15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18]=6;[.B15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19]=6;[.B15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20]=6;[.B15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21]=6;[.B15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22]=6;[.B15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23]=6;[.B15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24]=6;[.B15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25]=6;[.B152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26]=6;[.B15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27]=6;[.B152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28]=6;[.B152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29]=6;[.B15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30]=6;[.B15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31]=6;[.B15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32]=6;[.B15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33]=6;[.B15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34]=6;[.B15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35]=6;[.B15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36]=6;[.B153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37]=6;[.B153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38]=6;[.B153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39]=6;[.B15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40]=6;[.B154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41]=6;[.B15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42]=6;[.B15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43]=6;[.B154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44]=6;[.B15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45]=6;[.B15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46]=6;[.B15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47]=6;[.B15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48]=6;[.B15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49]=6;[.B154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50]=6;[.B155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51]=6;[.B15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52]=6;[.B15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53]=6;[.B15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54]=6;[.B155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55]=6;[.B15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56]=6;[.B15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57]=6;[.B15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58]=6;[.B15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59]=6;[.B15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60]=6;[.B15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61]=6;[.B15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62]=6;[.B15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63]=6;[.B156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64]=6;[.B15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65]=6;[.B15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66]=6;[.B156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67]=6;[.B156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68]=6;[.B156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69]=6;[.B15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70]=6;[.B15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71]=6;[.B15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72]=6;[.B15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73]=6;[.B157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74]=6;[.B157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75]=6;[.B157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76]=6;[.B157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77]=6;[.B157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78]=6;[.B15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79]=6;[.B15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80]=6;[.B15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81]=6;[.B15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82]=6;[.B15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83]=6;[.B158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84]=6;[.B15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85]=6;[.B158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86]=6;[.B15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87]=6;[.B158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88]=6;[.B15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89]=6;[.B15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90]=6;[.B159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91]=6;[.B15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92]=6;[.B15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93]=6;[.B15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94]=6;[.B159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95]=6;[.B15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96]=6;[.B15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97]=6;[.B15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98]=6;[.B15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99]=6;[.B159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00]=6;[.B160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01]=6;[.B160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02]=6;[.B160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03]=6;[.B160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04]=6;[.B16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05]=6;[.B16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06]=6;[.B160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07]=6;[.B160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08]=6;[.B16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09]=6;[.B160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10]=6;[.B16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11]=6;[.B161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12]=6;[.B161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13]=6;[.B16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14]=6;[.B16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15]=6;[.B16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16]=6;[.B16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17]=6;[.B16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18]=6;[.B16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19]=6;[.B16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20]=6;[.B162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21]=6;[.B16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22]=6;[.B162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23]=6;[.B16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24]=6;[.B16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25]=6;[.B162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26]=6;[.B16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27]=6;[.B16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28]=6;[.B16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29]=6;[.B16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30]=6;[.B16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31]=6;[.B163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32]=6;[.B16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33]=6;[.B163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34]=6;[.B16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35]=6;[.B16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36]=6;[.B16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37]=6;[.B163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38]=6;[.B16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39]=6;[.B16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40]=6;[.B16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41]=6;[.B16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42]=6;[.B16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43]=6;[.B16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44]=6;[.B16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45]=6;[.B16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46]=6;[.B164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47]=6;[.B164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48]=6;[.B164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49]=6;[.B16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50]=6;[.B16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51]=6;[.B16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52]=6;[.B16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53]=6;[.B165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54]=6;[.B16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55]=6;[.B16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56]=6;[.B16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57]=6;[.B16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58]=6;[.B165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59]=6;[.B16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60]=6;[.B166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61]=6;[.B166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62]=6;[.B16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63]=6;[.B166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64]=6;[.B16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65]=6;[.B16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66]=6;[.B16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67]=6;[.B16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68]=6;[.B166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69]=6;[.B16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70]=6;[.B16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71]=6;[.B167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72]=6;[.B16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73]=6;[.B16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74]=6;[.B16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75]=6;[.B167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76]=6;[.B167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77]=6;[.B167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78]=6;[.B16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79]=6;[.B16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80]=6;[.B16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81]=6;[.B16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82]=6;[.B16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83]=6;[.B16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84]=6;[.B16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85]=6;[.B16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86]=6;[.B16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87]=6;[.B168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88]=6;[.B16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89]=6;[.B16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90]=6;[.B169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91]=6;[.B16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92]=6;[.B16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93]=6;[.B169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94]=6;[.B16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95]=6;[.B16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96]=6;[.B16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97]=6;[.B16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98]=6;[.B16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99]=6;[.B16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00]=6;[.B17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01]=6;[.B17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02]=6;[.B170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03]=6;[.B170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04]=6;[.B17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05]=6;[.B17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06]=6;[.B170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07]=6;[.B170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08]=6;[.B17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09]=6;[.B170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10]=6;[.B17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11]=6;[.B17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12]=6;[.B17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13]=6;[.B171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14]=6;[.B171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15]=6;[.B17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16]=6;[.B171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17]=6;[.B17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18]=6;[.B17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19]=6;[.B171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20]=6;[.B172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21]=6;[.B172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22]=6;[.B17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23]=6;[.B17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24]=6;[.B17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25]=6;[.B172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26]=6;[.B17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27]=6;[.B172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28]=6;[.B17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29]=6;[.B172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30]=6;[.B17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31]=6;[.B17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32]=6;[.B173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33]=6;[.B17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34]=6;[.B17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35]=6;[.B17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36]=6;[.B17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37]=6;[.B17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38]=6;[.B17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39]=6;[.B173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40]=6;[.B17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41]=6;[.B174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42]=6;[.B17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43]=6;[.B17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44]=6;[.B17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45]=6;[.B17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46]=6;[.B174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47]=6;[.B17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48]=6;[.B174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49]=6;[.B17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50]=6;[.B17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51]=6;[.B17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52]=6;[.B17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53]=6;[.B17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54]=6;[.B17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55]=6;[.B17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56]=6;[.B17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57]=6;[.B17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58]=6;[.B175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59]=6;[.B17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60]=6;[.B17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61]=6;[.B17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62]=6;[.B17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63]=6;[.B176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64]=6;[.B17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65]=6;[.B17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66]=6;[.B176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67]=6;[.B17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68]=6;[.B176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69]=6;[.B17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70]=6;[.B17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71]=6;[.B17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72]=6;[.B177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73]=6;[.B17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74]=6;[.B17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75]=6;[.B17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76]=6;[.B177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77]=6;[.B17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78]=6;[.B17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79]=6;[.B17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80]=6;[.B17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81]=6;[.B178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82]=6;[.B17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83]=6;[.B17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84]=6;[.B178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85]=6;[.B17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86]=6;[.B17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87]=6;[.B17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88]=6;[.B178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89]=6;[.B17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90]=6;[.B17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91]=6;[.B179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92]=6;[.B17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93]=6;[.B17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94]=6;[.B17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95]=6;[.B17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96]=6;[.B179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97]=6;[.B17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98]=6;[.B179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99]=6;[.B179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00]=6;[.B18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01]=6;[.B180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02]=6;[.B180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03]=6;[.B18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04]=6;[.B18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05]=6;[.B18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06]=6;[.B180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07]=6;[.B180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08]=6;[.B18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09]=6;[.B180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10]=6;[.B18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11]=6;[.B18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12]=6;[.B18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13]=6;[.B18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14]=6;[.B18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15]=6;[.B18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16]=6;[.B18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17]=6;[.B181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18]=6;[.B181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19]=6;[.B18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20]=6;[.B18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21]=6;[.B18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22]=6;[.B18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23]=6;[.B182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24]=6;[.B182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25]=6;[.B182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26]=6;[.B18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27]=6;[.B18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28]=6;[.B18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29]=6;[.B18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30]=6;[.B18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31]=6;[.B18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32]=6;[.B18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33]=6;[.B18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34]=6;[.B18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35]=6;[.B18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36]=6;[.B183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37]=6;[.B18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38]=6;[.B183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39]=6;[.B183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40]=6;[.B18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41]=6;[.B18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42]=6;[.B18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43]=6;[.B184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44]=6;[.B184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45]=6;[.B18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46]=6;[.B18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47]=6;[.B18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48]=6;[.B184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49]=6;[.B184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50]=6;[.B185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51]=6;[.B18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52]=6;[.B185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53]=6;[.B18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54]=6;[.B18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55]=6;[.B18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56]=6;[.B185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57]=6;[.B18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58]=6;[.B185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59]=6;[.B18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60]=6;[.B18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61]=6;[.B18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62]=6;[.B18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63]=6;[.B18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64]=6;[.B186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65]=6;[.B186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66]=6;[.B186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67]=6;[.B18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68]=6;[.B186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69]=6;[.B18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70]=6;[.B18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71]=6;[.B18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72]=6;[.B18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73]=6;[.B18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74]=6;[.B187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75]=6;[.B187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76]=6;[.B187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77]=6;[.B187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78]=6;[.B18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79]=6;[.B187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80]=6;[.B18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81]=6;[.B18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82]=6;[.B188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83]=6;[.B18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84]=6;[.B18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85]=6;[.B18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86]=6;[.B18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87]=6;[.B188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88]=6;[.B18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89]=6;[.B188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90]=6;[.B18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91]=6;[.B189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92]=6;[.B189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93]=6;[.B18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94]=6;[.B18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95]=6;[.B18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96]=6;[.B18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97]=6;[.B189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98]=6;[.B18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99]=6;[.B189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00]=6;[.B190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01]=6;[.B19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02]=6;[.B190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03]=6;[.B19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04]=6;[.B19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05]=6;[.B190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06]=6;[.B190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07]=6;[.B190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08]=6;[.B19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09]=6;[.B190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10]=6;[.B19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11]=6;[.B19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12]=6;[.B19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13]=6;[.B19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14]=6;[.B191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15]=6;[.B19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16]=6;[.B19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17]=6;[.B19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18]=6;[.B19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19]=6;[.B191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20]=6;[.B19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21]=6;[.B192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22]=6;[.B19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23]=6;[.B19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24]=6;[.B19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25]=6;[.B192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26]=6;[.B19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27]=6;[.B19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28]=6;[.B19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29]=6;[.B19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30]=6;[.B193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31]=6;[.B193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32]=6;[.B19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33]=6;[.B19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34]=6;[.B19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35]=6;[.B19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36]=6;[.B19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37]=6;[.B19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38]=6;[.B19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39]=6;[.B19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40]=6;[.B19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41]=6;[.B194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42]=6;[.B19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43]=6;[.B19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44]=6;[.B19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45]=6;[.B19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46]=6;[.B194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47]=6;[.B19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48]=6;[.B194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49]=6;[.B19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50]=6;[.B19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51]=6;[.B19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52]=6;[.B19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53]=6;[.B19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54]=6;[.B19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55]=6;[.B19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56]=6;[.B19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57]=6;[.B195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58]=6;[.B19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59]=6;[.B195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60]=6;[.B19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61]=6;[.B19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62]=6;[.B19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63]=6;[.B196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64]=6;[.B19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65]=6;[.B196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66]=6;[.B19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67]=6;[.B19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68]=6;[.B196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69]=6;[.B196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70]=6;[.B19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71]=6;[.B19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72]=6;[.B19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73]=6;[.B19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74]=6;[.B197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75]=6;[.B19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76]=6;[.B197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77]=6;[.B19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78]=6;[.B19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79]=6;[.B19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80]=6;[.B19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81]=6;[.B19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82]=6;[.B19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83]=6;[.B198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84]=6;[.B19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85]=6;[.B19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86]=6;[.B19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87]=6;[.B198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88]=6;[.B19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89]=6;[.B198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90]=6;[.B19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91]=6;[.B19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92]=6;[.B199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93]=6;[.B19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94]=6;[.B199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95]=6;[.B199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96]=6;[.B19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97]=6;[.B199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98]=6;[.B19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99]=6;[.B19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00]=6;[.B20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01]=6;[.B200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02]=6;[.B200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03]=6;[.B200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04]=6;[.B200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05]=6;[.B20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06]=6;[.B200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07]=6;[.B200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08]=6;[.B20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09]=6;[.B200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10]=6;[.B201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11]=6;[.B20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12]=6;[.B20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13]=6;[.B201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14]=6;[.B20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15]=6;[.B20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16]=6;[.B201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17]=6;[.B201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18]=6;[.B201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19]=6;[.B201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20]=6;[.B20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21]=6;[.B20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22]=6;[.B20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23]=6;[.B20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24]=6;[.B20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25]=6;[.B202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26]=6;[.B20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27]=6;[.B20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28]=6;[.B20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29]=6;[.B202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30]=6;[.B20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31]=6;[.B203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32]=6;[.B20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33]=6;[.B203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34]=6;[.B20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35]=6;[.B20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36]=6;[.B20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37]=6;[.B203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38]=6;[.B20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39]=6;[.B20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40]=6;[.B204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41]=6;[.B20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42]=6;[.B204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43]=6;[.B20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44]=6;[.B20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45]=6;[.B20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46]=6;[.B204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47]=6;[.B20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48]=6;[.B20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49]=6;[.B20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50]=6;[.B205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51]=6;[.B20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52]=6;[.B205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53]=6;[.B20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54]=6;[.B20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55]=6;[.B205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56]=6;[.B20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57]=6;[.B20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58]=6;[.B20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59]=6;[.B205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60]=6;[.B206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61]=6;[.B206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62]=6;[.B20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63]=6;[.B20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64]=6;[.B20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65]=6;[.B206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66]=6;[.B20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67]=6;[.B20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68]=6;[.B206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69]=6;[.B20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70]=6;[.B20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71]=6;[.B207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72]=6;[.B20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73]=6;[.B20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74]=6;[.B20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75]=6;[.B20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76]=6;[.B207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77]=6;[.B20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78]=6;[.B20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79]=6;[.B20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80]=6;[.B208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81]=6;[.B20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82]=6;[.B208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83]=6;[.B20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84]=6;[.B20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85]=6;[.B208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86]=6;[.B20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87]=6;[.B20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88]=6;[.B20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89]=6;[.B20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90]=6;[.B20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91]=6;[.B20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92]=6;[.B20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93]=6;[.B20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94]=6;[.B20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95]=6;[.B20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96]=6;[.B209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97]=6;[.B20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98]=6;[.B20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99]=6;[.B20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00]=6;[.B21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01]=6;[.B210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02]=6;[.B210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03]=6;[.B210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04]=6;[.B21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05]=6;[.B21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06]=6;[.B210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07]=6;[.B210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08]=6;[.B210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09]=6;[.B210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10]=6;[.B21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11]=6;[.B21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12]=6;[.B21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13]=6;[.B211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14]=6;[.B211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15]=6;[.B211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16]=6;[.B211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17]=6;[.B21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18]=6;[.B21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19]=6;[.B21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20]=6;[.B21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21]=6;[.B21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22]=6;[.B21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23]=6;[.B212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24]=6;[.B21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25]=6;[.B212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26]=6;[.B21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27]=6;[.B21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28]=6;[.B21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29]=6;[.B212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30]=6;[.B21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31]=6;[.B21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32]=6;[.B213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33]=6;[.B21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34]=6;[.B21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35]=6;[.B21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36]=6;[.B213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37]=6;[.B21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38]=6;[.B21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39]=6;[.B213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40]=6;[.B214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41]=6;[.B21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42]=6;[.B21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43]=6;[.B21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44]=6;[.B21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45]=6;[.B21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46]=6;[.B21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47]=6;[.B21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48]=6;[.B214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49]=6;[.B21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50]=6;[.B21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51]=6;[.B215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52]=6;[.B21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53]=6;[.B215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54]=6;[.B21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55]=6;[.B21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56]=6;[.B21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57]=6;[.B215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58]=6;[.B21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59]=6;[.B21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60]=6;[.B21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61]=6;[.B216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62]=6;[.B21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63]=6;[.B21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64]=6;[.B21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65]=6;[.B21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66]=6;[.B21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67]=6;[.B216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68]=6;[.B216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69]=6;[.B21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70]=6;[.B21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71]=6;[.B217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72]=6;[.B21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73]=6;[.B21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74]=6;[.B21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75]=6;[.B21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76]=6;[.B217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77]=6;[.B21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78]=6;[.B21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79]=6;[.B21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80]=6;[.B21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81]=6;[.B21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82]=6;[.B218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83]=6;[.B21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84]=6;[.B218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85]=6;[.B218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86]=6;[.B21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87]=6;[.B21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88]=6;[.B218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89]=6;[.B21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90]=6;[.B21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91]=6;[.B21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92]=6;[.B219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93]=6;[.B21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94]=6;[.B21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95]=6;[.B21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96]=6;[.B21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97]=6;[.B219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98]=6;[.B219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99]=6;[.B21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00]=6;[.B22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01]=6;[.B220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02]=6;[.B220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03]=6;[.B22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04]=6;[.B22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05]=6;[.B22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06]=6;[.B220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07]=6;[.B220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08]=6;[.B22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09]=6;[.B220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10]=6;[.B22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11]=6;[.B22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12]=6;[.B22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13]=6;[.B22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14]=6;[.B221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15]=6;[.B22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16]=6;[.B22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17]=6;[.B22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18]=6;[.B221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19]=6;[.B221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20]=6;[.B22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21]=6;[.B22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22]=6;[.B22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23]=6;[.B22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24]=6;[.B22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25]=6;[.B222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26]=6;[.B222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27]=6;[.B22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28]=6;[.B22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29]=6;[.B22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30]=6;[.B22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31]=6;[.B22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32]=6;[.B22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33]=6;[.B223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34]=6;[.B22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35]=6;[.B22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36]=6;[.B22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37]=6;[.B22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38]=6;[.B22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39]=6;[.B223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40]=6;[.B22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41]=6;[.B22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42]=6;[.B22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43]=6;[.B22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44]=6;[.B22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45]=6;[.B22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46]=6;[.B22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47]=6;[.B22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48]=6;[.B22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49]=6;[.B224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50]=6;[.B225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51]=6;[.B22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52]=6;[.B225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53]=6;[.B225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54]=6;[.B22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55]=6;[.B22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56]=6;[.B22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57]=6;[.B225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58]=6;[.B225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59]=6;[.B22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60]=6;[.B226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61]=6;[.B22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62]=6;[.B22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63]=6;[.B226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64]=6;[.B226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65]=6;[.B226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66]=6;[.B22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67]=6;[.B22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68]=6;[.B226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69]=6;[.B22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70]=6;[.B22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71]=6;[.B22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72]=6;[.B22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73]=6;[.B22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74]=6;[.B22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75]=6;[.B22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76]=6;[.B227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77]=6;[.B22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78]=6;[.B227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79]=6;[.B22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80]=6;[.B228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81]=6;[.B22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82]=6;[.B22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83]=6;[.B228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84]=6;[.B228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85]=6;[.B228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86]=6;[.B22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87]=6;[.B22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88]=6;[.B22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89]=6;[.B22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90]=6;[.B22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91]=6;[.B22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92]=6;[.B22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93]=6;[.B229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94]=6;[.B22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95]=6;[.B22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96]=6;[.B22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97]=6;[.B22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98]=6;[.B22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99]=6;[.B22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00]=6;[.B230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01]=6;[.B23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02]=6;[.B230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03]=6;[.B23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04]=6;[.B23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05]=6;[.B230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06]=6;[.B230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07]=6;[.B230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08]=6;[.B23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09]=6;[.B230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10]=6;[.B23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11]=6;[.B231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12]=6;[.B23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13]=6;[.B231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14]=6;[.B231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15]=6;[.B23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16]=6;[.B23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17]=6;[.B231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18]=6;[.B231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19]=6;[.B23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20]=6;[.B23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21]=6;[.B232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22]=6;[.B232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23]=6;[.B23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24]=6;[.B232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25]=6;[.B232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26]=6;[.B23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27]=6;[.B232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28]=6;[.B23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29]=6;[.B23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30]=6;[.B23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31]=6;[.B233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32]=6;[.B23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33]=6;[.B23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34]=6;[.B23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35]=6;[.B233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36]=6;[.B23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37]=6;[.B23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38]=6;[.B23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39]=6;[.B23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40]=6;[.B234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41]=6;[.B234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42]=6;[.B23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43]=6;[.B23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44]=6;[.B23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45]=6;[.B23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46]=6;[.B23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47]=6;[.B234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48]=6;[.B23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49]=6;[.B23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50]=6;[.B235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51]=6;[.B23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52]=6;[.B23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53]=6;[.B235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54]=6;[.B235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55]=6;[.B23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56]=6;[.B23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57]=6;[.B23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58]=6;[.B23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59]=6;[.B23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60]=6;[.B23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61]=6;[.B23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62]=6;[.B23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63]=6;[.B23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64]=6;[.B236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65]=6;[.B23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66]=6;[.B236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67]=6;[.B23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68]=6;[.B236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69]=6;[.B23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70]=6;[.B23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71]=6;[.B237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72]=6;[.B23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73]=6;[.B23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74]=6;[.B23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75]=6;[.B23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76]=6;[.B237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77]=6;[.B23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78]=6;[.B23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79]=6;[.B237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80]=6;[.B23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81]=6;[.B23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82]=6;[.B238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83]=6;[.B23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84]=6;[.B23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85]=6;[.B238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86]=6;[.B238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87]=6;[.B23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88]=6;[.B23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89]=6;[.B238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90]=6;[.B23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91]=6;[.B23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92]=6;[.B239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93]=6;[.B23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94]=6;[.B23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95]=6;[.B239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96]=6;[.B23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97]=6;[.B23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98]=6;[.B239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99]=6;[.B23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00]=6;[.B240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01]=6;[.B240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02]=6;[.B240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03]=6;[.B240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04]=6;[.B24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05]=6;[.B24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06]=6;[.B240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07]=6;[.B240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08]=6;[.B24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09]=6;[.B240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10]=6;[.B24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11]=6;[.B241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12]=6;[.B241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13]=6;[.B24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14]=6;[.B24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15]=6;[.B24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16]=6;[.B24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17]=6;[.B241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18]=6;[.B24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19]=6;[.B24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20]=6;[.B242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21]=6;[.B24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22]=6;[.B24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23]=6;[.B24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24]=6;[.B24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25]=6;[.B242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26]=6;[.B24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27]=6;[.B24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28]=6;[.B24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29]=6;[.B24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30]=6;[.B243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31]=6;[.B24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32]=6;[.B24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33]=6;[.B24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34]=6;[.B243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35]=6;[.B24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36]=6;[.B24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37]=6;[.B24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38]=6;[.B243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39]=6;[.B243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40]=6;[.B24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41]=6;[.B244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42]=6;[.B244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43]=6;[.B244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44]=6;[.B24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45]=6;[.B24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46]=6;[.B24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47]=6;[.B244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48]=6;[.B24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49]=6;[.B24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50]=6;[.B24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51]=6;[.B24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52]=6;[.B24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53]=6;[.B24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54]=6;[.B245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55]=6;[.B24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56]=6;[.B24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57]=6;[.B245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58]=6;[.B24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59]=6;[.B24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60]=6;[.B24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61]=6;[.B246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62]=6;[.B24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63]=6;[.B24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64]=6;[.B24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65]=6;[.B24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66]=6;[.B24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67]=6;[.B24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68]=6;[.B246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69]=6;[.B24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70]=6;[.B24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71]=6;[.B24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72]=6;[.B247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73]=6;[.B24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74]=6;[.B247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75]=6;[.B24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76]=6;[.B247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77]=6;[.B24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78]=6;[.B247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79]=6;[.B24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80]=6;[.B24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81]=6;[.B24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82]=6;[.B24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83]=6;[.B248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84]=6;[.B24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85]=6;[.B24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86]=6;[.B248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87]=6;[.B248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88]=6;[.B248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89]=6;[.B24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90]=6;[.B249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91]=6;[.B249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92]=6;[.B24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93]=6;[.B24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94]=6;[.B24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95]=6;[.B24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96]=6;[.B24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97]=6;[.B24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98]=6;[.B24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99]=6;[.B249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00]=6;[.B25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01]=6;[.B25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02]=6;[.B250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03]=6;[.B25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04]=6;[.B25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05]=6;[.B250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06]=6;[.B250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07]=6;[.B250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08]=6;[.B25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09]=6;[.B250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10]=6;[.B25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11]=6;[.B25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12]=6;[.B25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13]=6;[.B25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14]=6;[.B25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15]=6;[.B251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16]=6;[.B25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17]=6;[.B251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18]=6;[.B25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19]=6;[.B25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20]=6;[.B25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21]=6;[.B25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22]=6;[.B25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23]=6;[.B25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24]=6;[.B25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25]=6;[.B252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26]=6;[.B25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27]=6;[.B25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28]=6;[.B25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29]=6;[.B25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30]=6;[.B25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31]=6;[.B253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32]=6;[.B25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33]=6;[.B25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34]=6;[.B25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35]=6;[.B25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36]=6;[.B25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37]=6;[.B25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38]=6;[.B25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39]=6;[.B25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40]=6;[.B25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41]=6;[.B25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42]=6;[.B254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43]=6;[.B254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44]=6;[.B254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45]=6;[.B25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46]=6;[.B254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47]=6;[.B25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48]=6;[.B254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49]=6;[.B254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50]=6;[.B25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51]=6;[.B25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52]=6;[.B25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53]=6;[.B25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54]=6;[.B25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55]=6;[.B25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56]=6;[.B25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57]=6;[.B25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58]=6;[.B25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59]=6;[.B25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60]=6;[.B25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61]=6;[.B25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62]=6;[.B25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63]=6;[.B25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64]=6;[.B25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65]=6;[.B25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66]=6;[.B25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67]=6;[.B25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68]=6;[.B256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69]=6;[.B256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70]=6;[.B25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71]=6;[.B25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72]=6;[.B25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73]=6;[.B257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74]=6;[.B257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75]=6;[.B25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76]=6;[.B257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77]=6;[.B25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78]=6;[.B257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79]=6;[.B25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80]=6;[.B25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81]=6;[.B258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82]=6;[.B25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83]=6;[.B25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84]=6;[.B25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85]=6;[.B25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86]=6;[.B25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87]=6;[.B25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88]=6;[.B25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89]=6;[.B25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90]=6;[.B259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91]=6;[.B25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92]=6;[.B25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93]=6;[.B259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94]=6;[.B25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95]=6;[.B259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96]=6;[.B259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97]=6;[.B25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98]=6;[.B25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99]=6;[.B25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00]=6;[.B26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01]=6;[.B26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02]=6;[.B260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03]=6;[.B260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04]=6;[.B260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05]=6;[.B26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06]=6;[.B260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07]=6;[.B260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08]=6;[.B260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09]=6;[.B260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10]=6;[.B26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11]=6;[.B26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12]=6;[.B26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13]=6;[.B26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14]=6;[.B261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15]=6;[.B261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16]=6;[.B261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17]=6;[.B26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18]=6;[.B26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19]=6;[.B261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20]=6;[.B26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21]=6;[.B26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22]=6;[.B26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23]=6;[.B262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24]=6;[.B26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25]=6;[.B262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26]=6;[.B262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27]=6;[.B26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28]=6;[.B26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29]=6;[.B262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30]=6;[.B26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31]=6;[.B26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32]=6;[.B26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33]=6;[.B26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34]=6;[.B26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35]=6;[.B26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36]=6;[.B26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37]=6;[.B26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38]=6;[.B26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39]=6;[.B26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40]=6;[.B26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41]=6;[.B264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42]=6;[.B26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43]=6;[.B26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44]=6;[.B26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45]=6;[.B26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46]=6;[.B264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47]=6;[.B26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48]=6;[.B264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49]=6;[.B26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50]=6;[.B26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51]=6;[.B265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52]=6;[.B265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53]=6;[.B26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54]=6;[.B26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55]=6;[.B265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56]=6;[.B265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57]=6;[.B26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58]=6;[.B26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59]=6;[.B26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60]=6;[.B26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61]=6;[.B266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62]=6;[.B26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63]=6;[.B26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64]=6;[.B26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65]=6;[.B26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66]=6;[.B26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67]=6;[.B26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68]=6;[.B266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69]=6;[.B26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70]=6;[.B267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71]=6;[.B267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72]=6;[.B26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73]=6;[.B267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74]=6;[.B26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75]=6;[.B26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76]=6;[.B267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77]=6;[.B26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78]=6;[.B26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79]=6;[.B267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80]=6;[.B26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81]=6;[.B26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82]=6;[.B26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83]=6;[.B26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84]=6;[.B26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85]=6;[.B268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86]=6;[.B26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87]=6;[.B268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88]=6;[.B26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89]=6;[.B26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90]=6;[.B269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91]=6;[.B26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92]=6;[.B26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93]=6;[.B26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94]=6;[.B269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95]=6;[.B269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96]=6;[.B26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97]=6;[.B26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98]=6;[.B26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99]=6;[.B269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00]=6;[.B270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01]=6;[.B27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02]=6;[.B270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03]=6;[.B27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04]=6;[.B27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05]=6;[.B270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06]=6;[.B270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07]=6;[.B270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08]=6;[.B27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09]=6;[.B270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10]=6;[.B27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11]=6;[.B27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12]=6;[.B27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13]=6;[.B27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14]=6;[.B271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15]=6;[.B27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16]=6;[.B271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17]=6;[.B271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18]=6;[.B27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19]=6;[.B27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20]=6;[.B27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21]=6;[.B27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22]=6;[.B272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23]=6;[.B272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24]=6;[.B27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25]=6;[.B272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26]=6;[.B272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27]=6;[.B27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28]=6;[.B27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29]=6;[.B27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30]=6;[.B27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31]=6;[.B273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32]=6;[.B27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33]=6;[.B273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34]=6;[.B27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35]=6;[.B27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36]=6;[.B27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37]=6;[.B27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38]=6;[.B27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39]=6;[.B273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40]=6;[.B274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41]=6;[.B27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42]=6;[.B27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43]=6;[.B274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44]=6;[.B27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45]=6;[.B27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46]=6;[.B27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47]=6;[.B27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48]=6;[.B27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49]=6;[.B27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50]=6;[.B275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51]=6;[.B275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52]=6;[.B275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53]=6;[.B275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54]=6;[.B27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55]=6;[.B27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56]=6;[.B275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57]=6;[.B275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58]=6;[.B275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59]=6;[.B275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60]=6;[.B276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61]=6;[.B276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62]=6;[.B27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63]=6;[.B27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64]=6;[.B27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65]=6;[.B27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66]=6;[.B27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67]=6;[.B276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68]=6;[.B276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69]=6;[.B27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70]=6;[.B277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71]=6;[.B277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72]=6;[.B27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73]=6;[.B277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74]=6;[.B277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75]=6;[.B27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76]=6;[.B277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77]=6;[.B27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78]=6;[.B27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79]=6;[.B27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80]=6;[.B278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81]=6;[.B278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82]=6;[.B27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83]=6;[.B27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84]=6;[.B27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85]=6;[.B27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86]=6;[.B278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87]=6;[.B278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88]=6;[.B278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89]=6;[.B27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90]=6;[.B279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91]=6;[.B27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92]=6;[.B279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93]=6;[.B27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94]=6;[.B27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95]=6;[.B27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96]=6;[.B279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97]=6;[.B27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98]=6;[.B27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99]=6;[.B27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00]=6;[.B28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01]=6;[.B28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02]=6;[.B280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03]=6;[.B280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04]=6;[.B28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05]=6;[.B28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06]=6;[.B280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07]=6;[.B280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08]=6;[.B280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09]=6;[.B280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10]=6;[.B281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11]=6;[.B28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12]=6;[.B28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13]=6;[.B281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14]=6;[.B281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15]=6;[.B28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16]=6;[.B281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17]=6;[.B281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18]=6;[.B281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19]=6;[.B281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20]=6;[.B282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21]=6;[.B282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22]=6;[.B28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23]=6;[.B282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24]=6;[.B282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25]=6;[.B282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26]=6;[.B28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27]=6;[.B28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28]=6;[.B28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29]=6;[.B28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30]=6;[.B28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31]=6;[.B283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32]=6;[.B283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33]=6;[.B283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34]=6;[.B28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35]=6;[.B283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36]=6;[.B28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37]=6;[.B28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38]=6;[.B28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39]=6;[.B28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40]=6;[.B28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41]=6;[.B28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42]=6;[.B284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43]=6;[.B28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44]=6;[.B28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45]=6;[.B28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46]=6;[.B284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47]=6;[.B284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48]=6;[.B284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49]=6;[.B28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50]=6;[.B28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51]=6;[.B285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52]=6;[.B285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53]=6;[.B28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54]=6;[.B28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55]=6;[.B28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56]=6;[.B285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57]=6;[.B28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58]=6;[.B285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59]=6;[.B285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60]=6;[.B286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61]=6;[.B28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62]=6;[.B286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63]=6;[.B28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64]=6;[.B286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65]=6;[.B286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66]=6;[.B28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67]=6;[.B286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68]=6;[.B286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69]=6;[.B286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70]=6;[.B28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71]=6;[.B28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72]=6;[.B28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73]=6;[.B28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74]=6;[.B28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75]=6;[.B28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76]=6;[.B287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77]=6;[.B287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78]=6;[.B28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79]=6;[.B28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80]=6;[.B28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81]=6;[.B288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82]=6;[.B288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83]=6;[.B288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84]=6;[.B288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85]=6;[.B288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86]=6;[.B288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87]=6;[.B288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88]=6;[.B28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89]=6;[.B288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90]=6;[.B289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91]=6;[.B28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92]=6;[.B289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93]=6;[.B28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94]=6;[.B28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95]=6;[.B289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96]=6;[.B28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97]=6;[.B289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98]=6;[.B289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99]=6;[.B28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00]=6;[.B290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01]=6;[.B290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02]=6;[.B290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03]=6;[.B290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04]=6;[.B290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05]=6;[.B290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06]=6;[.B290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07]=6;[.B290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08]=6;[.B290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09]=6;[.B2909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10]=6;[.B291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11]=6;[.B291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12]=6;[.B291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13]=6;[.B291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14]=6;[.B291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15]=6;[.B291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16]=6;[.B291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17]=6;[.B291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18]=6;[.B291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19]=6;[.B291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20]=6;[.B292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21]=6;[.B292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22]=6;[.B292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23]=6;[.B292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24]=6;[.B292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25]=6;[.B292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26]=6;[.B292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27]=6;[.B292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28]=6;[.B292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29]=6;[.B292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30]=6;[.B293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31]=6;[.B293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32]=6;[.B293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33]=6;[.B293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34]=6;[.B293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35]=6;[.B293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36]=6;[.B293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37]=6;[.B293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38]=6;[.B293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39]=6;[.B293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40]=6;[.B294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41]=6;[.B294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42]=6;[.B294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43]=6;[.B294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44]=6;[.B294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45]=6;[.B294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46]=6;[.B294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47]=6;[.B294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48]=6;[.B294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49]=6;[.B294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50]=6;[.B295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51]=6;[.B2951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52]=6;[.B295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53]=6;[.B295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54]=6;[.B295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55]=6;[.B295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56]=6;[.B295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57]=6;[.B295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58]=6;[.B295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59]=6;[.B295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60]=6;[.B296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61]=6;[.B296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62]=6;[.B296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63]=6;[.B296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64]=6;[.B296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65]=6;[.B296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66]=6;[.B296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67]=6;[.B296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68]=6;[.B296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69]=6;[.B296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70]=6;[.B297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71]=6;[.B297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72]=6;[.B297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73]=6;[.B297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74]=6;[.B297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75]=6;[.B2975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76]=6;[.B297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77]=6;[.B2977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78]=6;[.B297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79]=6;[.B297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80]=6;[.B2980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81]=6;[.B298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82]=6;[.B2982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83]=6;[.B2983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84]=6;[.B2984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85]=6;[.B298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86]=6;[.B2986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87]=6;[.B298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88]=6;[.B2988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89]=6;[.B298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90]=6;[.B2990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91]=6;[.B2991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92]=6;[.B2992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93]=6;[.B2993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94]=6;[.B2994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95]=6;[.B2995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96]=6;[.B2996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97]=6;[.B2997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98]=6;[.B2998]=6);1;0)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99]=6;[.B2999]=6);1;0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000]=6;[.B3000]=6);1;0)" office:value-type="float" office:value="0">
            <text:p>0</text:p>
          </table:table-cell>
          <table:table-cell table:number-columns-repeated="7"/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12/06/2014</text:date>, <text:time>12:11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4T21:19:45.48</meta:creation-date>
    <dc:date>2014-06-12T12:11:23.54</dc:date>
    <meta:editing-duration>PT18M44S</meta:editing-duration>
    <meta:editing-cycles>10</meta:editing-cycles>
    <meta:generator>OpenOffice/4.1.0$Win32 OpenOffice.org_project/410m18$Build-9764</meta:generator>
    <meta:document-statistic meta:table-count="3" meta:cell-count="9013" meta:object-count="0"/>
  </office:meta>
</office:document-meta>
</file>